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5" style:family="paragraph" style:parent-style-name="Standard" style:list-style-name="L1">
      <style:text-properties style:font-name="Arial" fo:font-size="16pt" style:font-size-asian="16pt" style:font-size-complex="1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style:style style:name="T9" style:family="text">
      <style:text-properties fo:font-weight="bold" style:language-asian="ja" style:country-asian="JP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29408867250631447" text:style-name="L1">
        <text:list-item>
          <text:p text:style-name="P25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25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6">אֲשֶׁר עֲשִׁירֶיהָ מָלְאוּ חָמָס</text:p>
            <text:p text:style-name="P16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6">וְגַם־אֲנִי הֶחֱלֵיתִי </text:p>
            <text:p text:style-name="P16">*הַכּוֹתֶ</text:p>
            <text:p text:style-name="P16">הַשְׁמֵם</text:p>
            <text:p text:style-name="P16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6">אַתָּה תֹאכַל וְלֹא תִשְׂבָּע</text:p>
            <text:p text:style-name="P16">*וְיֶשְׁחֲ</text:p>
            <text:p text:style-name="P16">*בְּקִרְבֶּ</text:p>
            <text:p text:style-name="P16"><text:soft-page-break/>וְתַסֵּג וְלֹא תַפְלִיט וַאֲשֶׁר</text:p>
            <text:p text:style-name="P16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6">אַתָּה תִזְרַע וְלֹא תִקְצוֹר אַתָּה</text:p>
            <text:p text:style-name="P16">**תִדְרֹ</text:p>
            <text:p text:style-name="P16">זַיִת -</text:p>
            <text:p text:style-name="P16">-וְלֹא</text:p>
            <text:p text:style-name="P16">*תָסוּ</text:p>
            <text:p text:style-name="P16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6">וְיִשְׁתַּמֵּר חֻקּוֹת עָמְרִי וְכֹל </text:p>
            <text:p text:style-name="P16">מַעֲשֵׂה בֵית־אַחְאָב וַתֵּלְכוּ בְּמֹעֲצוֹתָם</text:p>
            <text:p text:style-name="P16"><text:s/>לְמַעַן תִּתִּי</text:p>
            <text:p text:style-name="P16">*אֹתְ</text:p>
            <text:p text:style-name="P16">לְשַׁמָּה וְיֹשְׁבֶיהָ לִשְׁרֵקָה וְחֶרְפַּת</text:p>
            <text:p text:style-name="P16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6">אַלְלַי לִי כִּי הָיִיתִי כְּאָסְפֵּי־קַיִץ </text:p>
            <text:p text:style-name="P16">כְּעֹלְלֹת בָּצִיר אֵין־אֶשְׁכּוֹל לֶאֱכוֹל </text:p>
            <text:p text:style-name="P16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6">אָבַד חָסִיד מִן־הָאָרֶץ וְיָשָׁר </text:p>
            <text:p text:style-name="P16">בָּאָדָם אָיִן כֻּלָּם לְדָמִים </text:p>
            <text:p text:style-name="P16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6">עַל־הָרַע כַּפַּיִם לְהֵיטִיב הַשַּׂר </text:p>
            <text:p text:style-name="P16">שֹׁאֵל וְהַשֹּׁפֵט בַּשִּׁלּוּם וְהַגָּדוֹל </text:p>
            <text:p text:style-name="P16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6">טוֹבָם כְּחֵדֶק יָשָׁר מִמְּסוּכָה</text:p>
            <text:p text:style-name="P16"><text:s/>*יוֹם מְצַפֶּי</text:p>
            <text:p text:style-name="P16">*פְּקֻדָּתְ</text:p>
            <text:p text:style-name="P16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6">אַל־תַּאֲמִינוּ בְרֵעַ אַל־תִּבְטְחוּ </text:p>
            <text:p text:style-name="P16">בְּאַלּוּף מִשֹּׁכֶבֶת</text:p>
            <text:p text:style-name="P16">*חֵיקֶ</text:p>
            <text:p text:style-name="P16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6">כִּי־בֵן מְנַבֵּל אָב בַּת קָמָה </text:p>
            <text:p text:style-name="P16">בְאִמָּהּ כַּלָּה בַּחֲמֹתָהּ אֹיְבֵי </text:p>
            <text:p text:style-name="P16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6">וַאֲנִי בַּיהוָה אֲצַפֶּה אוֹחִילָה </text:p>
            <text:p text:style-name="P16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6">אַל־תִּשְׂמְחִי אֹיַבְתִּי לִי כִּי </text:p>
            <text:p text:style-name="P16">נָפַלְתִּי קָמְתִּי כִּי־אֵשֵׁב</text:p>
            <text:p text:style-name="P16">*בַּחֹשֶׁ</text:p>
            <text:p text:style-name="P16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6">זַעַף יְהוָה אֶשָּׂא כִּי </text:p>
            <text:p text:style-name="P16">חָטָאתִי לוֹ עַד אֲשֶׁר </text:p>
            <text:p text:style-name="P16">יָרִיב רִיבִי וְעָשָׂה מִשְׁפָּטִי </text:p>
            <text:p text:style-name="P16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6">וְתֵרֶא אֹיַבְתִּי וּתְכַסֶּהָ בוּשָׁה</text:p>
            <text:p text:style-name="P16"><text:s/>הָאֹמְרָה אֵלַי אַיּוֹ יְהוָה</text:p>
            <text:p text:style-name="P16">*אֱלֹהָיִ</text:p>
            <text:p text:style-name="P16">עֵינַי תִּרְאֶינָּה בָּהּ עַתָּה </text:p>
            <text:p text:style-name="P16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>יוֹם לִבְנוֹת</text:p>
            <text:p text:style-name="P16">*גְּדֵרָיִ</text:p>
            <text:p text:style-name="P16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6">יוֹם הוּא </text:p>
            <text:p text:style-name="P16">*וְעָדֶי</text:p>
            <text:p text:style-name="P16">יָבוֹא לְמִנִּי אַשּׁוּר וְעָרֵי</text:p>
            <text:p text:style-name="P16"><text:s/>מָצוֹר וּלְמִנִּי מָצוֹר וְעַד־נָהָר</text:p>
            <text:p text:style-name="P16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6">וְהָיְתָה הָאָרֶץ לִשְׁמָמָה עַל־יֹשְׁבֶיהָ </text:p>
            <text:p text:style-name="P16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6">רְעֵה</text:p>
            <text:p text:style-name="P16">*עַמְּ</text:p>
            <text:p text:style-name="P16">*בְשִׁבְטֶ</text:p>
            <text:p text:style-name="P16"><text:s/>צֹאן</text:p>
            <text:p text:style-name="P16">*נַחֲלָתֶ</text:p>
            <text:p text:style-name="P16">שֹׁכְנִי לְבָדָד יַעַר</text:p>
            <text:p text:style-name="P16">*בְּתוֹ</text:p>
            <text:p text:style-name="P16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6">כִּימֵי</text:p>
            <text:p text:style-name="P16">*צֵאתְ</text:p>
            <text:p text:style-name="P16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6">יִרְאוּ גוֹיִם וְיֵבֹשׁוּ מִכֹּל </text:p>
            <text:p text:style-name="P16">גְּבוּרָתָם יָשִׂימוּ יָד עַל־פֶּה </text:p>
            <text:p text:style-name="P16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6">יְלַחֲכוּ עָפָר כַּנָּחָשׁ כְּזֹחֲלֵי</text:p>
            <text:p text:style-name="P16"><text:s/>אֶרֶץ יִרְגְּזוּ מִמִּסְגְּרֹתֵיהֶם אֶל־יְהוָה</text:p>
            <text:p text:style-name="P16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6">מִי־אֵל</text:p>
            <text:p text:style-name="P16">*כָּמוֹ</text:p>
            <text:p text:style-name="P16">נֹשֵׂא עָוֹן וְעֹבֵר עַל־פֶּשַׁע </text:p>
            <text:p text:style-name="P16">לִשְׁאֵרִית נַחֲלָתוֹ לֹא־הֶחֱזִיק לָעַד </text:p>
            <text:p text:style-name="P16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6">s thee</text:span></text:p>
            <text:p text:style-name="P10"><text:span text:style-name="T6">to lift / evil ~ </text:span><text:span text:style-name="T9">A</text:span><text:span text:style-name="T6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6">יָשׁוּב יְרַחֲמֵנוּ יִכְבֹּשׁ עֲוֹנֹתֵינוּ</text:p>
            <text:p text:style-name="P16">*וְתַשְׁלִי</text:p>
            <text:p text:style-name="P16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0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6">תִּתֵּן אֱמֶת לְיַעֲקֹב חֶסֶד </text:p>
            <text:p text:style-name="P16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/>
      <text:p text:style-name="P2">------------------------------------------------------------</text:p>
      <text:p text:style-name="P6">[20191215_092810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6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>burden / ninwe / writing / revelation / nahom / elqoshite</text:p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6">אֵל קַנּוֹא וְנֹקֵם יְהוָה </text:p>
            <text:p text:style-name="P16">נֹקֵם יְהוָה וּבַעַל חֵמָה </text:p>
            <text:p text:style-name="P16">נֹקֵם יְהוָה לְצָרָיו וְנוֹטֵר </text:p>
            <text:p text:style-name="P16">הוּא לְאֹיְבָיו</text:p>
          </table:table-cell>
        </table:table-row>
        <table:table-row>
          <table:table-cell table:style-name="表26.A2" office:value-type="string">
            <text:p text:style-name="P10">deity / jealous / revenge / jehovah</text:p>
            <text:p text:style-name="P10">revenge / jehovah / and a master / anger</text:p>
            <text:p text:style-name="P10">revenge / jehovah / to his adversary / to guard</text:p>
            <text:p text:style-name="P10">she,it / towards his adversary</text:p>
          </table:table-cell>
        </table:table-row>
      </table:table>
      <text:p text:style-name="P4"/>
      <text:p text:style-name="P9"><text:span text:style-name="T3">[next] </text:span><text:span text:style-name="T4">1:3</text:span></text:p>
      <text:p text:style-name="Text_20_body"/>
      <text:p text:style-name="P7">[/  20191215_093932]</text:p>
      <text:p text:style-name="Text_20_body"/>
      <text:p text:style-name="P8"/>
      <text:p text:style-name="P2">------------------------------------------------------------</text:p>
      <text:p text:style-name="P6">[20191216_095809]</text:p>
      <text:p text:style-name="Text_20_body"/>
      <text:p text:style-name="P9"><text:span text:style-name="T1">1. </text:span><text:span text:style-name="T2">1:3</text:span></text:p>
      <text:p text:style-name="P3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6">יְהוָֹה</text:p>
            <text:p text:style-name="P16">*אֶרֶ</text:p>
            <text:p text:style-name="P16">אַפַּיִם *וּגְדוֹל־ [וּגְדָל־]כֹּחַ וְנַקֵּה </text:p>
            <text:p text:style-name="P16">לֹא יְנַקֶּה יְהוָה בְּסוּפָה </text:p>
            <text:p text:style-name="P16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0">jehovah</text:p>
            <text:p text:style-name="P10"><text:soft-page-break/>erex ~ long</text:p>
            <text:p text:style-name="P10">anger / and great – vigor ~ koa_ch / to make clean</text:p>
            <text:p text:style-name="P10">not / to make clean / jehovah / in a hurricane</text:p>
            <text:p text:style-name="P10">and in a hurricane / his road / and cloud ~ w'<text:span text:style-name="T10">A</text:span>:na:n / particles / a foot ~ ragh'la:yw</text:p>
            <text:p text:style-name="P10"/>
          </table:table-cell>
        </table:table-row>
      </table:table>
      <text:p text:style-name="P3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6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Text_20_body"/>
      <text:p text:style-name="Text_20_body"/>
      <text:p text:style-name="P2">------------------------------------------------------------</text:p>
      <text:p text:style-name="P6">[20191217_073906]</text:p>
      <text:p text:style-name="Text_20_body"/>
      <text:p text:style-name="P9"><text:span text:style-name="T1">1. </text:span><text:span text:style-name="T2">XX:XX</text:span></text:p>
      <text:p text:style-name="P3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6">גּוֹעֵר בַּיָּם וַיַּבְּשֵׁהוּ וְכָל־הַנְּהָרוֹת </text:p>
            <text:p text:style-name="P16">הֶחֱרִיב אֻמְלַל בָּשָׁן וְכַרְמֶל </text:p>
            <text:p text:style-name="P16">וּפֶרַח לְבָנוֹן אֻמְלָל</text:p>
          </table:table-cell>
        </table:table-row>
        <table:table-row>
          <table:table-cell table:style-name="表29.A2" office:value-type="string">
            <text:p text:style-name="P10">to chide / towards sea / to dry it / and all the streams</text:p>
            <text:p text:style-name="P10">to desolate / sick / Bashan / and Carmel</text:p>
            <text:p text:style-name="P10">and bloom / Lebanon / sick</text:p>
          </table:table-cell>
        </table:table-row>
      </table:table>
      <text:p text:style-name="P3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6">הָרִים רָעֲשׁוּ מִמֶּנּוּ וְהַגְּבָעוֹת </text:p>
            <text:p text:style-name="P16">הִתְמֹגָגוּ וַתִּשָּׂא הָאָרֶץ מִפָּנָיו </text:p>
            <text:p text:style-name="P16">וְתֵבֵל וְכָל־יֹשְׁבֵי בָהּ</text:p>
          </table:table-cell>
        </table:table-row>
        <table:table-row>
          <table:table-cell table:style-name="表30.A2" office:value-type="string">
            <text:p text:style-name="P10">mountains / to undulate / from him / and the hillock</text:p>
            <text:p text:style-name="P10">to melt / and to lift / the land / from his face</text:p>
            <text:p text:style-name="P10">and globe / and all to dwell / on her</text:p>
          </table:table-cell>
        </table:table-row>
      </table:table>
      <text:p text:style-name="P4"/>
      <text:p text:style-name="P9"><text:span text:style-name="T3">[next] </text:span><text:span text:style-name="T4">1:6</text:span></text:p>
      <text:p text:style-name="Text_20_body"/>
      <text:p text:style-name="P7">[/  20191217_081402]</text:p>
      <text:p text:style-name="Text_20_body"/>
      <text:p text:style-name="P8">@@@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6">לִפְנֵי זַעְמוֹ מִי יַעֲמוֹד </text:p>
            <text:p text:style-name="P16">וּמִי יָקוּם בַּחֲרוֹן אַפּוֹ </text:p>
            <text:p text:style-name="P16">חֲמָתוֹ נִתְּכָה כָאֵשׁ וְהַצֻּרִים </text:p>
            <text:p text:style-name="P16">נִתְּצוּ מִמֶּנּוּ</text:p>
          </table:table-cell>
        </table:table-row>
        <table:table-row>
          <table:table-cell table:style-name="表31.A2" office:value-type="string">
            <text:p text:style-name="P10"/>
          </table:table-cell>
        </table:table-row>
      </table:table>
      <text:p text:style-name="P3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6">טוֹב יְהוָה לְמָעוֹז בְּיוֹם </text:p>
            <text:p text:style-name="P16">צָרָה וְיֹדֵעַ חֹסֵי בוֹ</text:p>
          </table:table-cell>
        </table:table-row>
        <table:table-row>
          <table:table-cell table:style-name="表32.A2" office:value-type="string">
            <text:p text:style-name="P10"/>
          </table:table-cell>
        </table:table-row>
      </table:table>
      <text:p text:style-name="P4"><text:soft-page-break/></text:p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><text:soft-page-break/></text:p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1576680563819527551" text:style-name="L2">
        <text:list-item>
          <text:p text:style-name="P17">time label ==&gt; paste</text:p>
        </text:list-item>
        <text:list-item>
          <text:p text:style-name="P17">“@@@” ==&gt; move to → at the bottom of the doc area</text:p>
        </text:list-item>
        <text:list-item>
          <text:p text:style-name="P17">DUP : template</text:p>
        </text:list-item>
        <text:list-item>
          <text:p text:style-name="P17">close</text:p>
          <text:list>
            <text:list-item>
              <text:p text:style-name="P17">web pages</text:p>
            </text:list-item>
            <text:list-item>
              <text:p text:style-name="P17">sheet file</text:p>
            </text:list-item>
            <text:list-item>
              <text:p text:style-name="P17">folders (if any)</text:p>
            </text:list-item>
            <text:list-item>
              <text:p text:style-name="P17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a_</text:p>
          </table:table-cell>
          <table:table-cell table:style-name="表236.C2" office:value-type="string">
            <text:p text:style-name="P12">“<text:span text:style-name="T8">a</text:span>”</text:p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4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4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17T08:14:04.27</dc:date>
    <dc:creator>iwabuchi ken</dc:creator>
    <meta:editing-duration>P1DT15H21M33S</meta:editing-duration>
    <meta:editing-cycles>123</meta:editing-cycles>
    <meta:generator>OpenOffice/4.1.3$Win32 OpenOffice.org_project/413m1$Build-9783</meta:generator>
    <meta:document-statistic meta:table-count="37" meta:image-count="0" meta:object-count="0" meta:page-count="17" meta:paragraph-count="358" meta:word-count="1621" meta:character-count="9914"/>
  </office:meta>
</office:document-meta>
</file>